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4">
      <style:table-properties fo:margin-left="0cm" style:width="17.013cm" table:align="left"/>
    </style:style>
    <style:style style:family="table-column" style:name="Tableau4.A">
      <style:table-column-properties style:column-width="9.998cm"/>
    </style:style>
    <style:style style:family="table-column" style:name="Tableau4.B">
      <style:table-column-properties style:column-width="7.015cm"/>
    </style:style>
    <style:style style:family="table-row" style:name="Tableau4.1">
      <style:table-row-properties style:min-row-height="2.487cm"/>
    </style:style>
    <style:style style:family="table-cell" style:name="Tableau4.A1">
      <style:table-cell-properties style:writing-mode="page"/>
    </style:style>
    <style:style style:family="table" style:name="Tableau1">
      <style:table-properties fo:margin-left="0.699cm" style:width="16.314cm" table:align="left"/>
    </style:style>
    <style:style style:family="table-column" style:name="Tableau1.A">
      <style:table-column-properties style:column-width="1.746cm"/>
    </style:style>
    <style:style style:family="table-column" style:name="Tableau1.B">
      <style:table-column-properties style:column-width="14.568cm"/>
    </style:style>
    <style:style style:family="table-cell" style:name="Tableau1.A1">
      <style:table-cell-properties fo:border="none" fo:padding="0.097cm"/>
    </style:style>
    <style:style style:family="table" style:name="Tableau3">
      <style:table-properties style:width="17cm" table:align="margins"/>
    </style:style>
    <style:style style:family="table-column" style:name="Tableau3.A">
      <style:table-column-properties style:column-width="17cm" style:rel-column-width="65535*"/>
    </style:style>
    <style:style style:family="table-cell" style:name="Tableau3.A1">
      <style:table-cell-properties fo:border="none" fo:padding="0.097cm"/>
    </style:style>
    <style:style style:family="table" style:name="Tableau2">
      <style:table-properties fo:margin-left="0.699cm" style:width="16.314cm" table:align="left"/>
    </style:style>
    <style:style style:family="table-column" style:name="Tableau2.A">
      <style:table-column-properties style:column-width="1.746cm"/>
    </style:style>
    <style:style style:family="table-column" style:name="Tableau2.B">
      <style:table-column-properties style:column-width="14.568cm"/>
    </style:style>
    <style:style style:family="table-cell" style:name="Tableau2.A1">
      <style:table-cell-properties fo:border="none" fo:padding="0.097cm"/>
    </style:style>
    <style:style style:family="paragraph" style:name="P1" style:parent-style-name="UrbanBody">
      <style:text-properties fo:font-size="11pt" style:font-name="arial" style:font-size-asian="11pt" style:font-size-complex="11pt"/>
    </style:style>
    <style:style style:family="paragraph" style:name="P2" style:parent-style-name="UrbanBody">
      <style:text-properties fo:font-size="11pt" fo:font-weight="bold" style:font-name="arial" style:font-size-asian="11pt" style:font-size-complex="11pt" style:font-weight-asian="bold" style:font-weight-complex="bold"/>
    </style:style>
    <style:style style:family="paragraph" style:name="P3" style:parent-style-name="UrbanBody">
      <style:text-properties fo:font-size="11pt" style:font-name="arial" style:font-size-asian="11pt" style:font-size-complex="11pt" style:text-underline-style="none"/>
    </style:style>
    <style:style style:family="paragraph" style:name="P4" style:parent-style-name="UrbanBody">
      <style:text-properties fo:font-size="11pt" fo:font-weight="bold" style:font-name="arial" style:font-size-asian="11pt" style:font-size-complex="11pt" style:font-weight-asian="bold" style:font-weight-complex="bold" style:text-underline-color="font-color" style:text-underline-style="solid" style:text-underline-width="auto"/>
    </style:style>
    <style:style style:family="paragraph" style:name="P5" style:parent-style-name="UrbanTitle">
      <style:text-properties fo:font-size="14pt" fo:font-weight="bold" style:font-name="arial" style:font-size-asian="14pt" style:font-size-complex="14pt" style:font-weight-asian="bold" style:font-weight-complex="bold" style:text-underline-style="none"/>
    </style:style>
    <style:style style:family="paragraph" style:name="P6" style:parent-style-name="Standard">
      <style:paragraph-properties fo:text-align="start" style:justify-single-word="false"/>
      <style:text-properties fo:font-size="11pt" officeooo:paragraph-rsid="000809b6" style:font-name="arial" style:font-size-asian="11pt" style:font-size-complex="11pt"/>
    </style:style>
    <style:style style:family="paragraph" style:name="P7" style:parent-style-name="Standard">
      <style:text-properties fo:font-size="11pt" officeooo:paragraph-rsid="000809b6"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809b6" style:font-name="Arial" style:font-size-asian="10pt" style:font-size-complex="10pt"/>
    </style:style>
    <style:style style:family="paragraph" style:name="P9" style:parent-style-name="UrbanTable">
      <style:text-properties fo:font-size="11pt" style:font-name="arial" style:font-size-asian="11pt" style:font-size-complex="11pt"/>
    </style:style>
    <style:style style:family="paragraph" style:name="P10" style:parent-style-name="UrbanTable">
      <style:paragraph-properties fo:text-align="start" style:justify-single-word="false"/>
      <style:text-properties fo:font-size="11pt" style:font-name="arial" style:font-size-asian="11pt" style:font-size-complex="11pt"/>
    </style:style>
    <style:style style:family="paragraph" style:name="P11" style:parent-style-name="UrbanTitle3">
      <style:text-properties fo:font-size="11pt" style:font-name="arial" style:font-size-asian="11pt" style:font-size-complex="11pt"/>
    </style:style>
    <style:style style:family="paragraph" style:list-style-name="L1" style:name="P12" style:parent-style-name="UrbanBody">
      <style:text-properties fo:font-size="11pt" style:font-name="arial" style:font-size-asian="11pt" style:font-size-complex="11pt"/>
    </style:style>
    <style:style style:family="paragraph" style:list-style-name="L3" style:name="P13" style:parent-style-name="UrbanBody">
      <style:text-properties fo:font-size="11pt" style:font-name="arial" style:font-size-asian="11pt" style:font-size-complex="11pt"/>
    </style:style>
    <style:style style:family="paragraph" style:list-style-name="L2" style:name="P14" style:parent-style-name="UrbanTable">
      <style:text-properties fo:font-size="11pt" style:font-name="arial" style:font-size-asian="11pt" style:font-size-complex="11pt"/>
    </style:style>
    <style:style style:family="paragraph" style:list-style-name="L4" style:name="P15" style:parent-style-name="UrbanTable">
      <style:text-properties fo:font-size="11pt" style:font-name="arial" style:font-size-asian="11pt" style:font-size-complex="11pt"/>
    </style:style>
    <style:style style:family="paragraph" style:name="P1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4">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office:value-type="string" table:style-name="Tableau4.A1">
            <text:p text:style-name="P6"><office:annotation><dc:creator>Gauthier Bastien</dc:creator><dc:date>2011-01-13T14:56:41</dc:date><text:p text:style-name="P16"><text:span text:style-name="T16">do text</text:span></text:p><text:p text:style-name="P16"><text:span text:style-name="T16">from document(at=header, format='odt')</text:span></text:p></office:annotation><text:span text:style-name="T4">Import depuis header.odt</text:span></text:p>
          </table:table-cell>
          <table:table-cell office:value-type="string" table:style-name="Tableau4.A1">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2"><office:annotation><dc:creator>sde </dc:creator><dc:date>2011-07-27T10:01:44</dc:date><text:p text:style-name="P16"><text:span text:style-name="T10">do text if not len(self.getNotaryContact()) &gt; 1</text:span></text:p><text:p text:style-name="P16"><text:span text:style-name="T11">from xhtml(self.portal_urban.decorateHTML('UrbanBody',self.getNotaryContact()[0].getSignaletic(withaddress=True,linebyline=True)))</text:span></text:p></office:annotation></text:span><text:span text:style-name="T2">Titre Nom Prénom<text:line-break/>Adresse ligne1<text:line-break/>Adresse ligne2</text:span></text:p>
            <text:p text:style-name="P6"><text:span text:style-name="T5"><office:annotation><dc:creator>sde </dc:creator><dc:date>2011-07-27T10:01:59</dc:date><text:p text:style-name="P16"><text:span text:style-name="T10">do text if len(self.getNotaryContact()) &gt; 1</text:span></text:p></office:annotation></text:span><text:span text:style-name="T5">&lt;%Titre%&gt; &lt;%Nom%&gt; &lt;%Prenom%&gt;<text:line-break/>&lt;%AdresseLigne1%&gt;<text:line-break/>&lt;%AdresseLigne2%&gt;</text:span></text:p>
          </table:table-cell>
        </table:table-row>
      </table:table>
      <text:p text:style-name="P7"/>
      <text:p text:style-name="P1"/>
      <text:p text:style-name="P5">CERTIFICAT D'URBANISME N° 1</text:p>
      <text:p text:style-name="P1"/>
      <text:p text:style-name="P1"/>
      <text:p text:style-name="P1"/>
      <text:p text:style-name="P2">Vos références : <text:span text:style-name="T7"><text:text-input text:description="Evénement-Décision">self.getValueForTemplate('receivedDocumentReference', obj=self.getLastDeposit())</text:text-input></text:span></text:p>
      <text:p text:style-name="P1"><office:annotation><dc:creator>Gauthier Bastien</dc:creator><dc:date>2011-02-16T16:12:24</dc:date><text:p text:style-name="P16"><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P1"><office:annotation><dc:creator>Gauthier Bastien</dc:creator><dc:date>2011-02-16T16:13:21</dc:date><text:p text:style-name="P16"><text:span text:style-name="T14">do text if not len(self.getNotaryContact()) &gt; 1</text:span></text:p></office:annotation><text:span text:style-name="T6">Demandeur :</text:span> <text:s/><text:text-input text:description="Demandeurs">self.getApplicants() and self.getApplicantsSignaletic() or self.getNotariesSignaletic()</text:text-input></text:p>
      <text:p text:style-name="P1"><text:span text:style-name="T6">Objet :</text:span> Certificat d'urbanisme n°1 (<text:text-input text:description="Objet">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office:annotation><dc:creator>Gauthier Bastien</dc:creator><dc:date>2011-02-21T09:23:46</dc:date><text:p text:style-name="P16"><text:span text:style-name="T11">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6"><text:span text:style-name="T11">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text:style-name="L1" xml:id="list1078735700">
        <text:list-item>
          <text:p text:style-name="P12">Le bien en cause :</text:p>
        </text:list-item>
      </text:list>
      <table:table table:name="Tableau1" table:style-name="Tableau1">
        <table:table-column table:style-name="Tableau1.A"/>
        <table:table-column table:style-name="Tableau1.B"/>
        <table:table-row>
          <table:table-cell office:value-type="string" table:style-name="Tableau1.A1">
            <text:list text:style-name="L2" xml:id="list540750890">
              <text:list-item>
                <text:p text:style-name="P14"><office:annotation><dc:creator>Gauthier Bastien</dc:creator><dc:date>2011-01-03T12:18:15</dc:date><text:p text:style-name="P16"><text:span text:style-name="T12">do row for elt in self.getSpecificFeaturesForTemplate()</text:span></text:p></office:annotation></text:p>
              </text:list-item>
            </text:list>
          </table:table-cell>
          <table:table-cell office:value-type="string" table:style-name="Tableau1.A1">
            <text:p text:style-name="P9"><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office:value-type="string" table:style-name="Tableau3.A1">
            <text:p text:style-name="P10"><office:annotation><dc:creator>Gauthier Bastien</dc:creator><dc:date>2011-01-03T12:18:15</dc:date><text:p text:style-name="P16"><text:span text:style-name="T12">do row for elt in self.getOpinionsToAskForWorks(theObjects=True)</text:span></text:p></office:annotation><text:span text:style-name="T6"><text:text-input text:description="Titre de l'avis">elt.Title()</text:text-input></text:span></text:p>
            <text:p text:style-name="P10"><office:annotation><dc:creator>Gauthier Bastien</dc:creator><dc:date>2012-01-05T14:14:03</dc:date><text:p text:style-name="P16"><text:span text:style-name="T13">do text</text:span></text:p><text:p text:style-name="P16"><text:span text:style-name="T13">from xhtml(elt.Description())</text:span></text:p></office:annotation>Description</text:p>
          </table:table-cell>
        </table:table-row>
      </table:table>
      <text:p text:style-name="P1"/>
      <text:p text:style-name="P3"/>
      <text:p text:style-name="P4">Divers : Le bien :</text:p>
      <text:p text:style-name="P1"/>
      <text:list text:style-name="L3" xml:id="list1126816974">
        <text:list-item>
          <text:p text:style-name="P13">Le bien en cause :</text:p>
        </text:list-item>
      </text:list>
      <table:table table:name="Tableau2" table:style-name="Tableau2">
        <table:table-column table:style-name="Tableau2.A"/>
        <table:table-column table:style-name="Tableau2.B"/>
        <text:soft-page-break/>
        <table:table-row>
          <table:table-cell office:value-type="string" table:style-name="Tableau2.A1">
            <text:list text:style-name="L4" xml:id="list926061192">
              <text:list-item>
                <text:p text:style-name="P15"><office:annotation><dc:creator>Gauthier Bastien</dc:creator><dc:date>2011-01-03T12:18:15</dc:date><text:p text:style-name="P16"><text:span text:style-name="T12">do row for elt in self.getSpecificFeaturesForTemplate(where=['township'])</text:span></text:p></office:annotation></text:p>
              </text:list-item>
            </text:list>
          </table:table-cell>
          <table:table-cell office:value-type="string" table:style-name="Tableau2.A1">
            <text:p text:style-name="P9"><office:annotation><dc:creator>Gauthier Bastien</dc:creator><dc:date>2011-01-03T12:39:14</dc:date><text:p text:style-name="P16"><text:span text:style-name="T10">do text</text:span></text:p><text:p text:style-name="P16"><text:span text:style-name="T10">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office:annotation><dc:creator>Gauthier Bastien</dc:creator><dc:date>2011-02-21T09:23:46</dc:date><text:p text:style-name="P16"><text:span text:style-name="T11">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1"><office:annotation><dc:creator>Gauthier Bastien</dc:creator><dc:date>2011-02-21T09:23:46</dc:date><text:p text:style-name="P16"><text:span text:style-name="T11">do text if len(self.getNotaryContact()) &gt; 1</text:span></text:p></office:annotation>Demeurant à votre disposition, nous vous prions d'agréer, <text:span text:style-name="T1">&lt;%Titre%&gt;</text:span>, nos salutations distinguées.</text:p>
      <text:p text:style-name="P1"/>
      <text:p text:style-name="P1"/>
      <text:p text:style-name="P1"><text:span text:style-name="T3"><office:annotation><dc:creator>sde </dc:creator><dc:date>2011-07-27T10:02:32</dc:date><text:p text:style-name="P16"><text:span text:style-name="T10">do text</text:span></text:p><text:p text:style-name="P16"><text:span text:style-name="T1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4">
      <style:table-properties fo:margin-left="0cm" style:width="17.013cm" table:align="left"/>
    </style:style>
    <style:style style:family="table-column" style:name="Tableau4.A">
      <style:table-column-properties style:column-width="9.998cm"/>
    </style:style>
    <style:style style:family="table-column" style:name="Tableau4.B">
      <style:table-column-properties style:column-width="7.015cm"/>
    </style:style>
    <style:style style:family="table-row" style:name="Tableau4.1">
      <style:table-row-properties style:min-row-height="2.487cm"/>
    </style:style>
    <style:style style:family="table-cell" style:name="Tableau4.A1">
      <style:table-cell-properties style:writing-mode="page"/>
    </style:style>
    <style:style style:family="table" style:name="Tableau1">
      <style:table-properties fo:margin-left="0.699cm" style:width="16.314cm" table:align="left"/>
    </style:style>
    <style:style style:family="table-column" style:name="Tableau1.A">
      <style:table-column-properties style:column-width="1.746cm"/>
    </style:style>
    <style:style style:family="table-column" style:name="Tableau1.B">
      <style:table-column-properties style:column-width="14.568cm"/>
    </style:style>
    <style:style style:family="table-cell" style:name="Tableau1.A1">
      <style:table-cell-properties fo:border="none" fo:padding="0.097cm"/>
    </style:style>
    <style:style style:family="table" style:name="Tableau3">
      <style:table-properties style:width="17cm" table:align="margins"/>
    </style:style>
    <style:style style:family="table-column" style:name="Tableau3.A">
      <style:table-column-properties style:column-width="17cm" style:rel-column-width="65535*"/>
    </style:style>
    <style:style style:family="table-cell" style:name="Tableau3.A1">
      <style:table-cell-properties fo:border="none" fo:padding="0.097cm"/>
    </style:style>
    <style:style style:family="table" style:name="Tableau2">
      <style:table-properties fo:margin-left="0.699cm" style:width="16.314cm" table:align="left"/>
    </style:style>
    <style:style style:family="table-column" style:name="Tableau2.A">
      <style:table-column-properties style:column-width="1.746cm"/>
    </style:style>
    <style:style style:family="table-column" style:name="Tableau2.B">
      <style:table-column-properties style:column-width="14.568cm"/>
    </style:style>
    <style:style style:family="table-cell" style:name="Tableau2.A1">
      <style:table-cell-properties fo:border="none" fo:padding="0.097cm"/>
    </style:style>
    <style:style style:family="paragraph" style:name="P1" style:parent-style-name="UrbanBody">
      <style:text-properties fo:font-size="11pt" style:font-name="arial" style:font-size-asian="11pt" style:font-size-complex="11pt"/>
    </style:style>
    <style:style style:family="paragraph" style:name="P2" style:parent-style-name="UrbanBody">
      <style:text-properties fo:font-size="11pt" fo:font-weight="bold" style:font-name="arial" style:font-size-asian="11pt" style:font-size-complex="11pt" style:font-weight-asian="bold" style:font-weight-complex="bold"/>
    </style:style>
    <style:style style:family="paragraph" style:name="P3" style:parent-style-name="UrbanBody">
      <style:text-properties fo:font-size="11pt" style:font-name="arial" style:font-size-asian="11pt" style:font-size-complex="11pt" style:text-underline-style="none"/>
    </style:style>
    <style:style style:family="paragraph" style:name="P4" style:parent-style-name="UrbanBody">
      <style:text-properties fo:font-size="11pt" fo:font-weight="bold" style:font-name="arial" style:font-size-asian="11pt" style:font-size-complex="11pt" style:font-weight-asian="bold" style:font-weight-complex="bold" style:text-underline-color="font-color" style:text-underline-style="solid" style:text-underline-width="auto"/>
    </style:style>
    <style:style style:family="paragraph" style:name="P5" style:parent-style-name="UrbanTitle">
      <style:text-properties fo:font-size="14pt" fo:font-weight="bold" style:font-name="arial" style:font-size-asian="14pt" style:font-size-complex="14pt" style:font-weight-asian="bold" style:font-weight-complex="bold" style:text-underline-style="none"/>
    </style:style>
    <style:style style:family="paragraph" style:name="P6" style:parent-style-name="Standard">
      <style:paragraph-properties fo:text-align="start" style:justify-single-word="false"/>
      <style:text-properties fo:font-size="11pt" officeooo:paragraph-rsid="000809b6" style:font-name="arial" style:font-size-asian="11pt" style:font-size-complex="11pt"/>
    </style:style>
    <style:style style:family="paragraph" style:name="P7" style:parent-style-name="Standard">
      <style:text-properties fo:font-size="11pt" officeooo:paragraph-rsid="000809b6"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809b6" style:font-name="Arial" style:font-size-asian="10pt" style:font-size-complex="10pt"/>
    </style:style>
    <style:style style:family="paragraph" style:name="P9" style:parent-style-name="UrbanTable">
      <style:text-properties fo:font-size="11pt" style:font-name="arial" style:font-size-asian="11pt" style:font-size-complex="11pt"/>
    </style:style>
    <style:style style:family="paragraph" style:name="P10" style:parent-style-name="UrbanTable">
      <style:paragraph-properties fo:text-align="start" style:justify-single-word="false"/>
      <style:text-properties fo:font-size="11pt" style:font-name="arial" style:font-size-asian="11pt" style:font-size-complex="11pt"/>
    </style:style>
    <style:style style:family="paragraph" style:name="P11" style:parent-style-name="UrbanTitle3">
      <style:text-properties fo:font-size="11pt" style:font-name="arial" style:font-size-asian="11pt" style:font-size-complex="11pt"/>
    </style:style>
    <style:style style:family="paragraph" style:list-style-name="L1" style:name="P12" style:parent-style-name="UrbanBody">
      <style:text-properties fo:font-size="11pt" style:font-name="arial" style:font-size-asian="11pt" style:font-size-complex="11pt"/>
    </style:style>
    <style:style style:family="paragraph" style:list-style-name="L3" style:name="P13" style:parent-style-name="UrbanBody">
      <style:text-properties fo:font-size="11pt" style:font-name="arial" style:font-size-asian="11pt" style:font-size-complex="11pt"/>
    </style:style>
    <style:style style:family="paragraph" style:list-style-name="L2" style:name="P14" style:parent-style-name="UrbanTable">
      <style:text-properties fo:font-size="11pt" style:font-name="arial" style:font-size-asian="11pt" style:font-size-complex="11pt"/>
    </style:style>
    <style:style style:family="paragraph" style:list-style-name="L4" style:name="P15" style:parent-style-name="UrbanTable">
      <style:text-properties fo:font-size="11pt" style:font-name="arial" style:font-size-asian="11pt" style:font-size-complex="11pt"/>
    </style:style>
    <style:style style:family="paragraph" style:name="P1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4">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office:value-type="string" table:style-name="Tableau4.A1">
            <text:p text:style-name="P6"><office:annotation><dc:creator>Gauthier Bastien</dc:creator><dc:date>2011-01-13T14:56:41</dc:date><text:p text:style-name="P16"><text:span text:style-name="T16">do text</text:span></text:p><text:p text:style-name="P16"><text:span text:style-name="T16">from document(at=header, format='odt')</text:span></text:p></office:annotation><text:span text:style-name="T4">Import depuis header.odt</text:span></text:p>
          </table:table-cell>
          <table:table-cell office:value-type="string" table:style-name="Tableau4.A1">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2"><office:annotation><dc:creator>sde </dc:creator><dc:date>2011-07-27T10:01:44</dc:date><text:p text:style-name="P16"><text:span text:style-name="T10">do text if not len(self.getNotaryContact()) &gt; 1</text:span></text:p><text:p text:style-name="P16"><text:span text:style-name="T11">from xhtml(self.portal_urban.decorateHTML('UrbanBody',self.getNotaryContact()[0].getSignaletic(withaddress=True,linebyline=True)))</text:span></text:p></office:annotation></text:span><text:span text:style-name="T2">Titre Nom Prénom<text:line-break/>Adresse ligne1<text:line-break/>Adresse ligne2</text:span></text:p>
            <text:p text:style-name="P6"><text:span text:style-name="T5"><office:annotation><dc:creator>sde </dc:creator><dc:date>2011-07-27T10:01:59</dc:date><text:p text:style-name="P16"><text:span text:style-name="T10">do text if len(self.getNotaryContact()) &gt; 1</text:span></text:p></office:annotation></text:span><text:span text:style-name="T5">&lt;%Titre%&gt; &lt;%Nom%&gt; &lt;%Prenom%&gt;<text:line-break/>&lt;%AdresseLigne1%&gt;<text:line-break/>&lt;%AdresseLigne2%&gt;</text:span></text:p>
          </table:table-cell>
        </table:table-row>
      </table:table>
      <text:p text:style-name="P7"/>
      <text:p text:style-name="P1"/>
      <text:p text:style-name="P5">CERTIFICAT D'URBANISME N° 1</text:p>
      <text:p text:style-name="P1"/>
      <text:p text:style-name="P1"/>
      <text:p text:style-name="P1"/>
      <text:p text:style-name="P2">Vos références : <text:span text:style-name="T7"><text:text-input text:description="Evénement-Décision">self.getValueForTemplate('receivedDocumentReference', obj=self.getLastDeposit())</text:text-input></text:span></text:p>
      <text:p text:style-name="P1"><office:annotation><dc:creator>Gauthier Bastien</dc:creator><dc:date>2011-02-16T16:12:24</dc:date><text:p text:style-name="P16"><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P1"><office:annotation><dc:creator>Gauthier Bastien</dc:creator><dc:date>2011-02-16T16:13:21</dc:date><text:p text:style-name="P16"><text:span text:style-name="T14">do text if not len(self.getNotaryContact()) &gt; 1</text:span></text:p></office:annotation><text:span text:style-name="T6">Demandeur :</text:span> <text:s/><text:text-input text:description="Demandeurs">self.getApplicants() and self.getApplicantsSignaletic() or self.getNotariesSignaletic()</text:text-input></text:p>
      <text:p text:style-name="P1"><text:span text:style-name="T6">Objet :</text:span> Certificat d'urbanisme n°1 (<text:text-input text:description="Objet">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office:annotation><dc:creator>Gauthier Bastien</dc:creator><dc:date>2011-02-21T09:23:46</dc:date><text:p text:style-name="P16"><text:span text:style-name="T11">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6"><text:span text:style-name="T11">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text:style-name="L1" xml:id="list1078735700">
        <text:list-item>
          <text:p text:style-name="P12">Le bien en cause :</text:p>
        </text:list-item>
      </text:list>
      <table:table table:name="Tableau1" table:style-name="Tableau1">
        <table:table-column table:style-name="Tableau1.A"/>
        <table:table-column table:style-name="Tableau1.B"/>
        <table:table-row>
          <table:table-cell office:value-type="string" table:style-name="Tableau1.A1">
            <text:list text:style-name="L2" xml:id="list540750890">
              <text:list-item>
                <text:p text:style-name="P14"><office:annotation><dc:creator>Gauthier Bastien</dc:creator><dc:date>2011-01-03T12:18:15</dc:date><text:p text:style-name="P16"><text:span text:style-name="T12">do row for elt in self.getSpecificFeaturesForTemplate()</text:span></text:p></office:annotation></text:p>
              </text:list-item>
            </text:list>
          </table:table-cell>
          <table:table-cell office:value-type="string" table:style-name="Tableau1.A1">
            <text:p text:style-name="P9"><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office:value-type="string" table:style-name="Tableau3.A1">
            <text:p text:style-name="P10"><office:annotation><dc:creator>Gauthier Bastien</dc:creator><dc:date>2011-01-03T12:18:15</dc:date><text:p text:style-name="P16"><text:span text:style-name="T12">do row for elt in self.getOpinionsToAskForWorks(theObjects=True)</text:span></text:p></office:annotation><text:span text:style-name="T6"><text:text-input text:description="Titre de l'avis">elt.Title()</text:text-input></text:span></text:p>
            <text:p text:style-name="P10"><office:annotation><dc:creator>Gauthier Bastien</dc:creator><dc:date>2012-01-05T14:14:03</dc:date><text:p text:style-name="P16"><text:span text:style-name="T13">do text</text:span></text:p><text:p text:style-name="P16"><text:span text:style-name="T13">from xhtml(elt.Description())</text:span></text:p></office:annotation>Description</text:p>
          </table:table-cell>
        </table:table-row>
      </table:table>
      <text:p text:style-name="P1"/>
      <text:p text:style-name="P3"/>
      <text:p text:style-name="P4">Divers : Le bien :</text:p>
      <text:p text:style-name="P1"/>
      <text:list text:style-name="L3" xml:id="list1126816974">
        <text:list-item>
          <text:p text:style-name="P13">Le bien en cause :</text:p>
        </text:list-item>
      </text:list>
      <table:table table:name="Tableau2" table:style-name="Tableau2">
        <table:table-column table:style-name="Tableau2.A"/>
        <table:table-column table:style-name="Tableau2.B"/>
        <text:soft-page-break/>
        <table:table-row>
          <table:table-cell office:value-type="string" table:style-name="Tableau2.A1">
            <text:list text:style-name="L4" xml:id="list926061192">
              <text:list-item>
                <text:p text:style-name="P15"><office:annotation><dc:creator>Gauthier Bastien</dc:creator><dc:date>2011-01-03T12:18:15</dc:date><text:p text:style-name="P16"><text:span text:style-name="T12">do row for elt in self.getSpecificFeaturesForTemplate(where=['township'])</text:span></text:p></office:annotation></text:p>
              </text:list-item>
            </text:list>
          </table:table-cell>
          <table:table-cell office:value-type="string" table:style-name="Tableau2.A1">
            <text:p text:style-name="P9"><office:annotation><dc:creator>Gauthier Bastien</dc:creator><dc:date>2011-01-03T12:39:14</dc:date><text:p text:style-name="P16"><text:span text:style-name="T10">do text</text:span></text:p><text:p text:style-name="P16"><text:span text:style-name="T10">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office:annotation><dc:creator>Gauthier Bastien</dc:creator><dc:date>2011-02-21T09:23:46</dc:date><text:p text:style-name="P16"><text:span text:style-name="T11">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1"><office:annotation><dc:creator>Gauthier Bastien</dc:creator><dc:date>2011-02-21T09:23:46</dc:date><text:p text:style-name="P16"><text:span text:style-name="T11">do text if len(self.getNotaryContact()) &gt; 1</text:span></text:p></office:annotation>Demeurant à votre disposition, nous vous prions d'agréer, <text:span text:style-name="T1">&lt;%Titre%&gt;</text:span>, nos salutations distinguées.</text:p>
      <text:p text:style-name="P1"/>
      <text:p text:style-name="P1"/>
      <text:p text:style-name="P1"><text:span text:style-name="T3"><office:annotation><dc:creator>sde </dc:creator><dc:date>2011-07-27T10:02:32</dc:date><text:p text:style-name="P16"><text:span text:style-name="T10">do text</text:span></text:p><text:p text:style-name="P16"><text:span text:style-name="T1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4">
      <style:table-properties fo:margin-left="0cm" style:width="17.013cm" table:align="left"/>
    </style:style>
    <style:style style:family="table-column" style:name="Tableau4.A">
      <style:table-column-properties style:column-width="9.998cm"/>
    </style:style>
    <style:style style:family="table-column" style:name="Tableau4.B">
      <style:table-column-properties style:column-width="7.015cm"/>
    </style:style>
    <style:style style:family="table-row" style:name="Tableau4.1">
      <style:table-row-properties style:min-row-height="2.487cm"/>
    </style:style>
    <style:style style:family="table-cell" style:name="Tableau4.A1">
      <style:table-cell-properties style:writing-mode="page"/>
    </style:style>
    <style:style style:family="table" style:name="Tableau1">
      <style:table-properties fo:margin-left="0.699cm" style:width="16.314cm" table:align="left"/>
    </style:style>
    <style:style style:family="table-column" style:name="Tableau1.A">
      <style:table-column-properties style:column-width="1.746cm"/>
    </style:style>
    <style:style style:family="table-column" style:name="Tableau1.B">
      <style:table-column-properties style:column-width="14.568cm"/>
    </style:style>
    <style:style style:family="table-cell" style:name="Tableau1.A1">
      <style:table-cell-properties fo:border="none" fo:padding="0.097cm"/>
    </style:style>
    <style:style style:family="table" style:name="Tableau3">
      <style:table-properties style:width="17cm" table:align="margins"/>
    </style:style>
    <style:style style:family="table-column" style:name="Tableau3.A">
      <style:table-column-properties style:column-width="17cm" style:rel-column-width="65535*"/>
    </style:style>
    <style:style style:family="table-cell" style:name="Tableau3.A1">
      <style:table-cell-properties fo:border="none" fo:padding="0.097cm"/>
    </style:style>
    <style:style style:family="table" style:name="Tableau2">
      <style:table-properties fo:margin-left="0.699cm" style:width="16.314cm" table:align="left"/>
    </style:style>
    <style:style style:family="table-column" style:name="Tableau2.A">
      <style:table-column-properties style:column-width="1.746cm"/>
    </style:style>
    <style:style style:family="table-column" style:name="Tableau2.B">
      <style:table-column-properties style:column-width="14.568cm"/>
    </style:style>
    <style:style style:family="table-cell" style:name="Tableau2.A1">
      <style:table-cell-properties fo:border="none" fo:padding="0.097cm"/>
    </style:style>
    <style:style style:family="paragraph" style:name="P1" style:parent-style-name="UrbanBody">
      <style:text-properties fo:font-size="11pt" style:font-name="arial" style:font-size-asian="11pt" style:font-size-complex="11pt"/>
    </style:style>
    <style:style style:family="paragraph" style:name="P2" style:parent-style-name="UrbanBody">
      <style:text-properties fo:font-size="11pt" fo:font-weight="bold" style:font-name="arial" style:font-size-asian="11pt" style:font-size-complex="11pt" style:font-weight-asian="bold" style:font-weight-complex="bold"/>
    </style:style>
    <style:style style:family="paragraph" style:name="P3" style:parent-style-name="UrbanBody">
      <style:text-properties fo:font-size="11pt" style:font-name="arial" style:font-size-asian="11pt" style:font-size-complex="11pt" style:text-underline-style="none"/>
    </style:style>
    <style:style style:family="paragraph" style:name="P4" style:parent-style-name="UrbanBody">
      <style:text-properties fo:font-size="11pt" fo:font-weight="bold" style:font-name="arial" style:font-size-asian="11pt" style:font-size-complex="11pt" style:font-weight-asian="bold" style:font-weight-complex="bold" style:text-underline-color="font-color" style:text-underline-style="solid" style:text-underline-width="auto"/>
    </style:style>
    <style:style style:family="paragraph" style:name="P5" style:parent-style-name="UrbanTitle">
      <style:text-properties fo:font-size="14pt" fo:font-weight="bold" style:font-name="arial" style:font-size-asian="14pt" style:font-size-complex="14pt" style:font-weight-asian="bold" style:font-weight-complex="bold" style:text-underline-style="none"/>
    </style:style>
    <style:style style:family="paragraph" style:name="P6" style:parent-style-name="Standard">
      <style:paragraph-properties fo:text-align="start" style:justify-single-word="false"/>
      <style:text-properties fo:font-size="11pt" officeooo:paragraph-rsid="000809b6" style:font-name="arial" style:font-size-asian="11pt" style:font-size-complex="11pt"/>
    </style:style>
    <style:style style:family="paragraph" style:name="P7" style:parent-style-name="Standard">
      <style:text-properties fo:font-size="11pt" officeooo:paragraph-rsid="000809b6"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809b6" style:font-name="Arial" style:font-size-asian="10pt" style:font-size-complex="10pt"/>
    </style:style>
    <style:style style:family="paragraph" style:name="P9" style:parent-style-name="UrbanTable">
      <style:text-properties fo:font-size="11pt" style:font-name="arial" style:font-size-asian="11pt" style:font-size-complex="11pt"/>
    </style:style>
    <style:style style:family="paragraph" style:name="P10" style:parent-style-name="UrbanTable">
      <style:paragraph-properties fo:text-align="start" style:justify-single-word="false"/>
      <style:text-properties fo:font-size="11pt" style:font-name="arial" style:font-size-asian="11pt" style:font-size-complex="11pt"/>
    </style:style>
    <style:style style:family="paragraph" style:name="P11" style:parent-style-name="UrbanTitle3">
      <style:text-properties fo:font-size="11pt" style:font-name="arial" style:font-size-asian="11pt" style:font-size-complex="11pt"/>
    </style:style>
    <style:style style:family="paragraph" style:list-style-name="L1" style:name="P12" style:parent-style-name="UrbanBody">
      <style:text-properties fo:font-size="11pt" style:font-name="arial" style:font-size-asian="11pt" style:font-size-complex="11pt"/>
    </style:style>
    <style:style style:family="paragraph" style:list-style-name="L3" style:name="P13" style:parent-style-name="UrbanBody">
      <style:text-properties fo:font-size="11pt" style:font-name="arial" style:font-size-asian="11pt" style:font-size-complex="11pt"/>
    </style:style>
    <style:style style:family="paragraph" style:list-style-name="L2" style:name="P14" style:parent-style-name="UrbanTable">
      <style:text-properties fo:font-size="11pt" style:font-name="arial" style:font-size-asian="11pt" style:font-size-complex="11pt"/>
    </style:style>
    <style:style style:family="paragraph" style:list-style-name="L4" style:name="P15" style:parent-style-name="UrbanTable">
      <style:text-properties fo:font-size="11pt" style:font-name="arial" style:font-size-asian="11pt" style:font-size-complex="11pt"/>
    </style:style>
    <style:style style:family="paragraph" style:name="P1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4">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office:value-type="string" table:style-name="Tableau4.A1">
            <text:p text:style-name="P6"><office:annotation><dc:creator>Gauthier Bastien</dc:creator><dc:date>2011-01-13T14:56:41</dc:date><text:p text:style-name="P16"><text:span text:style-name="T16">do text</text:span></text:p><text:p text:style-name="P16"><text:span text:style-name="T16">from document(at=header, format='odt')</text:span></text:p></office:annotation><text:span text:style-name="T4">Import depuis header.odt</text:span></text:p>
          </table:table-cell>
          <table:table-cell office:value-type="string" table:style-name="Tableau4.A1">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2"><office:annotation><dc:creator>sde </dc:creator><dc:date>2011-07-27T10:01:44</dc:date><text:p text:style-name="P16"><text:span text:style-name="T10">do text if not len(self.getNotaryContact()) &gt; 1</text:span></text:p><text:p text:style-name="P16"><text:span text:style-name="T11">from xhtml(self.portal_urban.decorateHTML('UrbanBody',self.getNotaryContact()[0].getSignaletic(withaddress=True,linebyline=True)))</text:span></text:p></office:annotation></text:span><text:span text:style-name="T2">Titre Nom Prénom<text:line-break/>Adresse ligne1<text:line-break/>Adresse ligne2</text:span></text:p>
            <text:p text:style-name="P6"><text:span text:style-name="T5"><office:annotation><dc:creator>sde </dc:creator><dc:date>2011-07-27T10:01:59</dc:date><text:p text:style-name="P16"><text:span text:style-name="T10">do text if len(self.getNotaryContact()) &gt; 1</text:span></text:p></office:annotation></text:span><text:span text:style-name="T5">&lt;%Titre%&gt; &lt;%Nom%&gt; &lt;%Prenom%&gt;<text:line-break/>&lt;%AdresseLigne1%&gt;<text:line-break/>&lt;%AdresseLigne2%&gt;</text:span></text:p>
          </table:table-cell>
        </table:table-row>
      </table:table>
      <text:p text:style-name="P7"/>
      <text:p text:style-name="P1"/>
      <text:p text:style-name="P5">CERTIFICAT D'URBANISME N° 1</text:p>
      <text:p text:style-name="P1"/>
      <text:p text:style-name="P1"/>
      <text:p text:style-name="P1"/>
      <text:p text:style-name="P2">Vos références : <text:span text:style-name="T7"><text:text-input text:description="Evénement-Décision">self.getValueForTemplate('receivedDocumentReference', obj=self.getLastDeposit())</text:text-input></text:span></text:p>
      <text:p text:style-name="P1"><office:annotation><dc:creator>Gauthier Bastien</dc:creator><dc:date>2011-02-16T16:12:24</dc:date><text:p text:style-name="P16"><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P1"><office:annotation><dc:creator>Gauthier Bastien</dc:creator><dc:date>2011-02-16T16:13:21</dc:date><text:p text:style-name="P16"><text:span text:style-name="T14">do text if not len(self.getNotaryContact()) &gt; 1</text:span></text:p></office:annotation><text:span text:style-name="T6">Demandeur :</text:span> <text:s/><text:text-input text:description="Demandeurs">self.getApplicants() and self.getApplicantsSignaletic() or self.getNotariesSignaletic()</text:text-input></text:p>
      <text:p text:style-name="P1"><text:span text:style-name="T6">Objet :</text:span> Certificat d'urbanisme n°1 (<text:text-input text:description="Objet">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office:annotation><dc:creator>Gauthier Bastien</dc:creator><dc:date>2011-02-21T09:23:46</dc:date><text:p text:style-name="P16"><text:span text:style-name="T11">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6"><text:span text:style-name="T11">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text:style-name="L1" xml:id="list1078735700">
        <text:list-item>
          <text:p text:style-name="P12">Le bien en cause :</text:p>
        </text:list-item>
      </text:list>
      <table:table table:name="Tableau1" table:style-name="Tableau1">
        <table:table-column table:style-name="Tableau1.A"/>
        <table:table-column table:style-name="Tableau1.B"/>
        <table:table-row>
          <table:table-cell office:value-type="string" table:style-name="Tableau1.A1">
            <text:list text:style-name="L2" xml:id="list540750890">
              <text:list-item>
                <text:p text:style-name="P14"><office:annotation><dc:creator>Gauthier Bastien</dc:creator><dc:date>2011-01-03T12:18:15</dc:date><text:p text:style-name="P16"><text:span text:style-name="T12">do row for elt in self.getSpecificFeaturesForTemplate()</text:span></text:p></office:annotation></text:p>
              </text:list-item>
            </text:list>
          </table:table-cell>
          <table:table-cell office:value-type="string" table:style-name="Tableau1.A1">
            <text:p text:style-name="P9"><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office:value-type="string" table:style-name="Tableau3.A1">
            <text:p text:style-name="P10"><office:annotation><dc:creator>Gauthier Bastien</dc:creator><dc:date>2011-01-03T12:18:15</dc:date><text:p text:style-name="P16"><text:span text:style-name="T12">do row for elt in self.getOpinionsToAskForWorks(theObjects=True)</text:span></text:p></office:annotation><text:span text:style-name="T6"><text:text-input text:description="Titre de l'avis">elt.Title()</text:text-input></text:span></text:p>
            <text:p text:style-name="P10"><office:annotation><dc:creator>Gauthier Bastien</dc:creator><dc:date>2012-01-05T14:14:03</dc:date><text:p text:style-name="P16"><text:span text:style-name="T13">do text</text:span></text:p><text:p text:style-name="P16"><text:span text:style-name="T13">from xhtml(elt.Description())</text:span></text:p></office:annotation>Description</text:p>
          </table:table-cell>
        </table:table-row>
      </table:table>
      <text:p text:style-name="P1"/>
      <text:p text:style-name="P3"/>
      <text:p text:style-name="P4">Divers : Le bien :</text:p>
      <text:p text:style-name="P1"/>
      <text:list text:style-name="L3" xml:id="list1126816974">
        <text:list-item>
          <text:p text:style-name="P13">Le bien en cause :</text:p>
        </text:list-item>
      </text:list>
      <table:table table:name="Tableau2" table:style-name="Tableau2">
        <table:table-column table:style-name="Tableau2.A"/>
        <table:table-column table:style-name="Tableau2.B"/>
        <text:soft-page-break/>
        <table:table-row>
          <table:table-cell office:value-type="string" table:style-name="Tableau2.A1">
            <text:list text:style-name="L4" xml:id="list926061192">
              <text:list-item>
                <text:p text:style-name="P15"><office:annotation><dc:creator>Gauthier Bastien</dc:creator><dc:date>2011-01-03T12:18:15</dc:date><text:p text:style-name="P16"><text:span text:style-name="T12">do row for elt in self.getSpecificFeaturesForTemplate(where=['township'])</text:span></text:p></office:annotation></text:p>
              </text:list-item>
            </text:list>
          </table:table-cell>
          <table:table-cell office:value-type="string" table:style-name="Tableau2.A1">
            <text:p text:style-name="P9"><office:annotation><dc:creator>Gauthier Bastien</dc:creator><dc:date>2011-01-03T12:39:14</dc:date><text:p text:style-name="P16"><text:span text:style-name="T10">do text</text:span></text:p><text:p text:style-name="P16"><text:span text:style-name="T10">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office:annotation><dc:creator>Gauthier Bastien</dc:creator><dc:date>2011-02-21T09:23:46</dc:date><text:p text:style-name="P16"><text:span text:style-name="T11">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1"><office:annotation><dc:creator>Gauthier Bastien</dc:creator><dc:date>2011-02-21T09:23:46</dc:date><text:p text:style-name="P16"><text:span text:style-name="T11">do text if len(self.getNotaryContact()) &gt; 1</text:span></text:p></office:annotation>Demeurant à votre disposition, nous vous prions d'agréer, <text:span text:style-name="T1">&lt;%Titre%&gt;</text:span>, nos salutations distinguées.</text:p>
      <text:p text:style-name="P1"/>
      <text:p text:style-name="P1"/>
      <text:p text:style-name="P1"><text:span text:style-name="T3"><office:annotation><dc:creator>sde </dc:creator><dc:date>2011-07-27T10:02:32</dc:date><text:p text:style-name="P16"><text:span text:style-name="T10">do text</text:span></text:p><text:p text:style-name="P16"><text:span text:style-name="T11">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4">
      <style:table-properties fo:margin-left="0cm" style:width="17.013cm" table:align="left"/>
    </style:style>
    <style:style style:family="table-column" style:name="Tableau4.A">
      <style:table-column-properties style:column-width="9.998cm"/>
    </style:style>
    <style:style style:family="table-column" style:name="Tableau4.B">
      <style:table-column-properties style:column-width="7.015cm"/>
    </style:style>
    <style:style style:family="table-row" style:name="Tableau4.1">
      <style:table-row-properties style:min-row-height="2.487cm"/>
    </style:style>
    <style:style style:family="table-cell" style:name="Tableau4.A1">
      <style:table-cell-properties style:writing-mode="page"/>
    </style:style>
    <style:style style:family="table" style:name="Tableau1">
      <style:table-properties fo:margin-left="0.699cm" style:width="16.314cm" table:align="left"/>
    </style:style>
    <style:style style:family="table-column" style:name="Tableau1.A">
      <style:table-column-properties style:column-width="1.746cm"/>
    </style:style>
    <style:style style:family="table-column" style:name="Tableau1.B">
      <style:table-column-properties style:column-width="14.568cm"/>
    </style:style>
    <style:style style:family="table-cell" style:name="Tableau1.A1">
      <style:table-cell-properties fo:border="none" fo:padding="0.097cm"/>
    </style:style>
    <style:style style:family="table" style:name="Tableau3">
      <style:table-properties style:width="17cm" table:align="margins"/>
    </style:style>
    <style:style style:family="table-column" style:name="Tableau3.A">
      <style:table-column-properties style:column-width="17cm" style:rel-column-width="65535*"/>
    </style:style>
    <style:style style:family="table-cell" style:name="Tableau3.A1">
      <style:table-cell-properties fo:border="none" fo:padding="0.097cm"/>
    </style:style>
    <style:style style:family="table" style:name="Tableau2">
      <style:table-properties fo:margin-left="0.699cm" style:width="16.314cm" table:align="left"/>
    </style:style>
    <style:style style:family="table-column" style:name="Tableau2.A">
      <style:table-column-properties style:column-width="1.746cm"/>
    </style:style>
    <style:style style:family="table-column" style:name="Tableau2.B">
      <style:table-column-properties style:column-width="14.568cm"/>
    </style:style>
    <style:style style:family="table-cell" style:name="Tableau2.A1">
      <style:table-cell-properties fo:border="none" fo:padding="0.097cm"/>
    </style:style>
    <style:style style:family="paragraph" style:name="P1" style:parent-style-name="UrbanBody">
      <style:text-properties fo:font-size="11pt" style:font-name="arial" style:font-size-asian="11pt" style:font-size-complex="11pt"/>
    </style:style>
    <style:style style:family="paragraph" style:name="P2" style:parent-style-name="UrbanBody">
      <style:text-properties fo:font-size="11pt" fo:font-weight="bold" style:font-name="arial" style:font-size-asian="11pt" style:font-size-complex="11pt" style:font-weight-asian="bold" style:font-weight-complex="bold"/>
    </style:style>
    <style:style style:family="paragraph" style:name="P3" style:parent-style-name="UrbanBody">
      <style:text-properties fo:font-size="11pt" style:font-name="arial" style:font-size-asian="11pt" style:font-size-complex="11pt" style:text-underline-style="none"/>
    </style:style>
    <style:style style:family="paragraph" style:name="P4" style:parent-style-name="UrbanBody">
      <style:text-properties fo:font-size="11pt" fo:font-weight="bold" style:font-name="arial" style:font-size-asian="11pt" style:font-size-complex="11pt" style:font-weight-asian="bold" style:font-weight-complex="bold" style:text-underline-color="font-color" style:text-underline-style="solid" style:text-underline-width="auto"/>
    </style:style>
    <style:style style:family="paragraph" style:name="P5" style:parent-style-name="UrbanTitle">
      <style:text-properties fo:font-size="14pt" fo:font-weight="bold" style:font-name="arial" style:font-size-asian="14pt" style:font-size-complex="14pt" style:font-weight-asian="bold" style:font-weight-complex="bold" style:text-underline-style="none"/>
    </style:style>
    <style:style style:family="paragraph" style:name="P6" style:parent-style-name="Standard">
      <style:paragraph-properties fo:text-align="start" style:justify-single-word="false"/>
      <style:text-properties fo:font-size="11pt" officeooo:paragraph-rsid="000809b6" style:font-name="arial" style:font-size-asian="11pt" style:font-size-complex="11pt"/>
    </style:style>
    <style:style style:family="paragraph" style:name="P7" style:parent-style-name="Standard">
      <style:text-properties fo:font-size="11pt" officeooo:paragraph-rsid="000809b6" style:font-name="arial" style:font-size-asian="11pt" style:font-size-complex="11pt"/>
    </style:style>
    <style:style style:family="paragraph" style:name="P8" style:parent-style-name="Standard">
      <style:paragraph-properties fo:margin-bottom="2.131cm" fo:margin-top="0cm" fo:text-align="start" loext:contextual-spacing="false" style:justify-single-word="false"/>
      <style:text-properties fo:font-size="10pt" officeooo:paragraph-rsid="000809b6" style:font-name="Arial" style:font-size-asian="10pt" style:font-size-complex="10pt"/>
    </style:style>
    <style:style style:family="paragraph" style:name="P9" style:parent-style-name="UrbanTable">
      <style:text-properties fo:font-size="11pt" style:font-name="arial" style:font-size-asian="11pt" style:font-size-complex="11pt"/>
    </style:style>
    <style:style style:family="paragraph" style:name="P10" style:parent-style-name="UrbanTable">
      <style:paragraph-properties fo:text-align="start" style:justify-single-word="false"/>
      <style:text-properties fo:font-size="11pt" style:font-name="arial" style:font-size-asian="11pt" style:font-size-complex="11pt"/>
    </style:style>
    <style:style style:family="paragraph" style:name="P11" style:parent-style-name="UrbanTitle3">
      <style:text-properties fo:font-size="11pt" style:font-name="arial" style:font-size-asian="11pt" style:font-size-complex="11pt"/>
    </style:style>
    <style:style style:family="paragraph" style:list-style-name="L1" style:name="P12" style:parent-style-name="UrbanBody">
      <style:text-properties fo:font-size="11pt" style:font-name="arial" style:font-size-asian="11pt" style:font-size-complex="11pt"/>
    </style:style>
    <style:style style:family="paragraph" style:list-style-name="L3" style:name="P13" style:parent-style-name="UrbanBody">
      <style:text-properties fo:font-size="11pt" style:font-name="arial" style:font-size-asian="11pt" style:font-size-complex="11pt"/>
    </style:style>
    <style:style style:family="paragraph" style:list-style-name="L2" style:name="P14" style:parent-style-name="UrbanTable">
      <style:text-properties fo:font-size="11pt" style:font-name="arial" style:font-size-asian="11pt" style:font-size-complex="11pt"/>
    </style:style>
    <style:style style:family="paragraph" style:list-style-name="L4" style:name="P15" style:parent-style-name="UrbanTable">
      <style:text-properties fo:font-size="11pt" style:font-name="arial" style:font-size-asian="11pt" style:font-size-complex="11pt"/>
    </style:style>
    <style:style style:family="paragraph" style:name="P1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6">
      <style:text-properties fo:font-weight="bold" style:font-weight-asian="bold" style:font-weight-complex="bold"/>
    </style:style>
    <style:style style:family="text" style:name="T7">
      <style:text-properties fo:font-weight="normal" style:font-weight-asian="normal" style:font-weight-complex="normal"/>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1">
      <style:text-properties fo:color="#000000"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2">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3">
      <style:text-properties fo:country="BE" fo:font-size="10pt" fo:font-style="normal" fo:font-weight="normal" fo:language="fr" fo:letter-spacing="normal" fo:text-shadow="none" style:country-asian="CN" style:country-complex="IN" style:font-name="DejaVu Sans2" style:font-name-asian="WenQuanYi Micro Hei"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4">
      <style:text-properties fo:color="#000000"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2"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2">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3">
      <text:list-level-style-number style:num-format="1" style:num-prefix="(" style:num-suffix=")" text:level="1" text:style-name="Numbering_20_Symbols">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text:style-name="Numbering_20_Symbols">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text:style-name="Numbering_20_Symbols">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text:style-name="Numbering_20_Symbols">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text:style-name="Numbering_20_Symbols">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text:style-name="Numbering_20_Symbols">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text:style-name="Numbering_20_Symbols">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text:style-name="Numbering_20_Symbols">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text:style-name="Numbering_20_Symbols">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text:style-name="Numbering_20_Symbols">
        <style:list-level-properties text:list-level-position-and-space-mode="label-alignment">
          <style:list-level-label-alignment fo:margin-left="6.985cm" fo:text-indent="-0.635cm" text:label-followed-by="listtab" text:list-tab-stop-position="6.985cm"/>
        </style:list-level-properties>
      </text:list-level-style-number>
    </text:list-style>
    <text:list-style style:name="L4">
      <text:list-level-style-number style:num-format="1" style:num-suffix="°" text:level="1">
        <style:list-level-properties text:list-level-position-and-space-mode="label-alignment">
          <style:list-level-label-alignment fo:margin-left="1.27cm" fo:text-indent="-0.635cm" text:label-followed-by="listtab" text:list-tab-stop-position="1.27cm"/>
        </style:list-level-properties>
      </text:list-level-style-number>
      <text:list-level-style-number style:num-format="1" style:num-suffix="." text:level="2">
        <style:list-level-properties text:list-level-position-and-space-mode="label-alignment">
          <style:list-level-label-alignment fo:margin-left="1.905cm" fo:text-indent="-0.635cm" text:label-followed-by="listtab" text:list-tab-stop-position="1.905cm"/>
        </style:list-level-properties>
      </text:list-level-style-number>
      <text:list-level-style-number style:num-format="1" style:num-suffix="." text:level="3">
        <style:list-level-properties text:list-level-position-and-space-mode="label-alignment">
          <style:list-level-label-alignment fo:margin-left="2.54cm" fo:text-indent="-0.635cm" text:label-followed-by="listtab" text:list-tab-stop-position="2.54cm"/>
        </style:list-level-properties>
      </text:list-level-style-number>
      <text:list-level-style-number style:num-format="1" style:num-suffix="." text:level="4">
        <style:list-level-properties text:list-level-position-and-space-mode="label-alignment">
          <style:list-level-label-alignment fo:margin-left="3.175cm" fo:text-indent="-0.635cm" text:label-followed-by="listtab" text:list-tab-stop-position="3.175cm"/>
        </style:list-level-properties>
      </text:list-level-style-number>
      <text:list-level-style-number style:num-format="1" style:num-suffix="." text:level="5">
        <style:list-level-properties text:list-level-position-and-space-mode="label-alignment">
          <style:list-level-label-alignment fo:margin-left="3.81cm" fo:text-indent="-0.635cm" text:label-followed-by="listtab" text:list-tab-stop-position="3.81cm"/>
        </style:list-level-properties>
      </text:list-level-style-number>
      <text:list-level-style-number style:num-format="1" style:num-suffix="." text:level="6">
        <style:list-level-properties text:list-level-position-and-space-mode="label-alignment">
          <style:list-level-label-alignment fo:margin-left="4.445cm" fo:text-indent="-0.635cm" text:label-followed-by="listtab" text:list-tab-stop-position="4.445cm"/>
        </style:list-level-properties>
      </text:list-level-style-number>
      <text:list-level-style-number style:num-format="1" style:num-suffix="." text:level="7">
        <style:list-level-properties text:list-level-position-and-space-mode="label-alignment">
          <style:list-level-label-alignment fo:margin-left="5.08cm" fo:text-indent="-0.635cm" text:label-followed-by="listtab" text:list-tab-stop-position="5.08cm"/>
        </style:list-level-properties>
      </text:list-level-style-number>
      <text:list-level-style-number style:num-format="1" style:num-suffix="." text:level="8">
        <style:list-level-properties text:list-level-position-and-space-mode="label-alignment">
          <style:list-level-label-alignment fo:margin-left="5.715cm" fo:text-indent="-0.635cm" text:label-followed-by="listtab" text:list-tab-stop-position="5.715cm"/>
        </style:list-level-properties>
      </text:list-level-style-number>
      <text:list-level-style-number style:num-format="1" style:num-suffix="." text:level="9">
        <style:list-level-properties text:list-level-position-and-space-mode="label-alignment">
          <style:list-level-label-alignment fo:margin-left="6.35cm" fo:text-indent="-0.635cm" text:label-followed-by="listtab" text:list-tab-stop-position="6.35cm"/>
        </style:list-level-properties>
      </text:list-level-style-number>
      <text:list-level-style-number style:num-format="1" style:num-suffix="." text:level="10">
        <style:list-level-properties text:list-level-position-and-space-mode="label-alignment">
          <style:list-level-label-alignment fo:margin-left="6.985cm" fo:text-indent="-0.635cm" text:label-followed-by="listtab" text:list-tab-stop-position="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4" table:style-name="Tableau4">
        <table:table-column table:style-name="Tableau4.A"/>
        <table:table-column table:style-name="Tableau4.B"/>
        <table:table-row table:style-name="Tableau4.1">
          <table:table-cell office:value-type="string" table:style-name="Tableau4.A1">
            <text:p text:style-name="P6"><office:annotation><dc:creator>Gauthier Bastien</dc:creator><dc:date>2011-01-13T14:56:41</dc:date><text:p text:style-name="P16"><text:span text:style-name="T16">do text</text:span></text:p><text:p text:style-name="P16"><text:span text:style-name="T16">from document(at=header, format='odt')</text:span></text:p></office:annotation><text:span text:style-name="T4">Import depuis header.odt</text:span></text:p>
          </table:table-cell>
          <table:table-cell office:value-type="string" table:style-name="Tableau4.A1">
            <text:p text:style-name="P8"><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7"><text:span text:style-name="T2"><office:annotation><dc:creator>sde </dc:creator><dc:date>2011-07-27T10:01:44</dc:date><text:p text:style-name="P16"><text:span text:style-name="T10">do text if not len(self.getNotaryContact()) &gt; 1</text:span></text:p><text:p text:style-name="P16"><text:span text:style-name="T11">from xhtml(self.portal_urban.decorateHTML('UrbanBody',self.getNotaryContact()[0].getSignaletic(withaddress=True,linebyline=True)))</text:span></text:p></office:annotation></text:span><text:span text:style-name="T2">Titre Nom Prénom<text:line-break/>Adresse ligne1<text:line-break/>Adresse ligne2</text:span></text:p>
            <text:p text:style-name="P6"><text:span text:style-name="T5"><office:annotation><dc:creator>sde </dc:creator><dc:date>2011-07-27T10:01:59</dc:date><text:p text:style-name="P16"><text:span text:style-name="T10">do text if len(self.getNotaryContact()) &gt; 1</text:span></text:p></office:annotation></text:span><text:span text:style-name="T5">&lt;%Titre%&gt; &lt;%Nom%&gt; &lt;%Prenom%&gt;<text:line-break/>&lt;%AdresseLigne1%&gt;<text:line-break/>&lt;%AdresseLigne2%&gt;</text:span></text:p>
          </table:table-cell>
        </table:table-row>
      </table:table>
      <text:p text:style-name="P7"/>
      <text:p text:style-name="P1"/>
      <text:p text:style-name="P5">CERTIFICAT D'URBANISME N° 1</text:p>
      <text:p text:style-name="P1"/>
      <text:p text:style-name="P1"/>
      <text:p text:style-name="P1"/>
      <text:p text:style-name="P2">Vos références : <text:span text:style-name="T7"><text:text-input text:description="Evénement-Décision">self.getValueForTemplate('receivedDocumentReference', obj=self.getLastDeposit())</text:text-input></text:span></text:p>
      <text:p text:style-name="P1"><office:annotation><dc:creator>Gauthier Bastien</dc:creator><dc:date>2011-02-16T16:12:24</dc:date><text:p text:style-name="P16"><text:span text:style-name="T15">do text if len(self.getNotaryContact()) &gt; 1</text:span></text:p></office:annotation><text:span text:style-name="T6">Demandeurs :</text:span> <text:text-input text:description="Demandeurs">self.getApplicants() and self.getApplicantsSignaletic() or self.getNotariesSignaletic()</text:text-input></text:p>
      <text:p text:style-name="P1"><office:annotation><dc:creator>Gauthier Bastien</dc:creator><dc:date>2011-02-16T16:13:21</dc:date><text:p text:style-name="P16"><text:span text:style-name="T14">do text if not len(self.getNotaryContact()) &gt; 1</text:span></text:p></office:annotation><text:span text:style-name="T6">Demandeur :</text:span> <text:s/><text:text-input text:description="Demandeurs">self.getApplicants() and self.getApplicantsSignaletic() or self.getNotariesSignaletic()</text:text-input></text:p>
      <text:p text:style-name="P1"><text:span text:style-name="T6">Objet :</text:span> Certificat d'urbanisme n°1 (<text:text-input text:description="Objet">self.getLicenceSubject()</text:text-input>)</text:p>
      <text:p text:style-name="P1"><text:span text:style-name="T6">Situation : </text:span><text:text-input text:description="Situation des travaux">self.getWorkLocationSignaletic()</text:text-input></text:p>
      <text:p text:style-name="P1"><text:span text:style-name="T6">Référence cadastrale :</text:span> <text:text-input text:description="Bien-Parcelles">licence_view.get_parcels()</text:text-input></text:p>
      <text:p text:style-name="P1"/>
      <text:p text:style-name="P1"><office:annotation><dc:creator>Gauthier Bastien</dc:creator><dc:date>2011-02-21T09:23:46</dc:date><text:p text:style-name="P16"><text:span text:style-name="T11">do text if not len(self.getNotaryContact()) &gt; 1</text:span></text:p></office:annotation><text:text-input text:description="Notaire-Titre">self.getValueForTemplate('personTitle', obj=self.getNotaryContact()[0])</text:text-input>,</text:p>
      <text:p text:style-name="P1"><office:annotation><dc:creator>Gauthier Bastien</dc:creator><dc:date>2011-02-21T09:23:46</dc:date><text:p text:style-name="P16"><text:span text:style-name="T11">do text if len(self.getNotaryContact()) &gt; 1</text:span></text:p></office:annotation><text:span text:style-name="T1">&lt;%Titre%&gt;</text:span>,</text:p>
      <text:p text:style-name="P1"/>
      <text:p text:style-name="P1">En réponse à votre demande de Certificat d'Urbanisme n° 1 réceptionné en date du <text:text-input text:description="Titre du demandeur">tool.formatDate(self.getLastDeposit().getEventDate())</text:text-input><text:s/>relative à un bien sis au <text:text-input text:description="Titre du demandeur">self.getWorkLocationSignaletic()</text:text-input>, cadastré <text:text-input text:description="Cadastre">licence_view.get_parcels()</text:text-input>, appartenant à <text:text-input text:description="Demandeurs">self.getApplicantsSignaletic()</text:text-input></text:p>
      <text:p text:style-name="P1">nous avons l'honneur de vous adresser ci-après les informations visées à l'article 150 bis, §1er du Code wallon de l'Aménagement du Territoire, de l'Urbanisme et du Patrimoine:</text:p>
      <text:p text:style-name="P1"/>
      <text:list text:style-name="L1" xml:id="list1078735700">
        <text:list-item>
          <text:p text:style-name="P12">Le bien en cause :</text:p>
        </text:list-item>
      </text:list>
      <table:table table:name="Tableau1" table:style-name="Tableau1">
        <table:table-column table:style-name="Tableau1.A"/>
        <table:table-column table:style-name="Tableau1.B"/>
        <table:table-row>
          <table:table-cell office:value-type="string" table:style-name="Tableau1.A1">
            <text:list text:style-name="L2" xml:id="list540750890">
              <text:list-item>
                <text:p text:style-name="P14"><office:annotation><dc:creator>Gauthier Bastien</dc:creator><dc:date>2011-01-03T12:18:15</dc:date><text:p text:style-name="P16"><text:span text:style-name="T12">do row for elt in self.getSpecificFeaturesForTemplate()</text:span></text:p></office:annotation></text:p>
              </text:list-item>
            </text:list>
          </table:table-cell>
          <table:table-cell office:value-type="string" table:style-name="Tableau1.A1">
            <text:p text:style-name="P9"><office:annotation><dc:creator>Gauthier Bastien</dc:creator><dc:date>2011-01-03T12:39:14</dc:date><text:p text:style-name="P16"><text:span text:style-name="T12">do text</text:span></text:p><text:p text:style-name="P16"><text:span text:style-name="T12">from xhtml(elt)</text:span></text:p></office:annotation>elt.Description</text:p>
          </table:table-cell>
        </table:table-row>
      </table:table>
      <text:p text:style-name="P1"/>
      <text:p text:style-name="P1">(1) Biffer ou effacer les mentions inutiles.</text:p>
      <text:p text:style-name="P1"/>
      <text:p text:style-name="P1">Pour votre information, vous trouverez ci-dessous la liste des impétrants auprès desquels vous pourrez obtenir toutes les informations nécessaires.</text:p>
      <text:p text:style-name="P1"/>
      <table:table table:name="Tableau3" table:style-name="Tableau3">
        <table:table-column table:style-name="Tableau3.A"/>
        <table:table-row>
          <table:table-cell office:value-type="string" table:style-name="Tableau3.A1">
            <text:p text:style-name="P10"><office:annotation><dc:creator>Gauthier Bastien</dc:creator><dc:date>2011-01-03T12:18:15</dc:date><text:p text:style-name="P16"><text:span text:style-name="T12">do row for elt in self.getOpinionsToAskForWorks(theObjects=True)</text:span></text:p></office:annotation><text:span text:style-name="T6"><text:text-input text:description="Titre de l'avis">elt.Title()</text:text-input></text:span></text:p>
            <text:p text:style-name="P10"><office:annotation><dc:creator>Gauthier Bastien</dc:creator><dc:date>2012-01-05T14:14:03</dc:date><text:p text:style-name="P16"><text:span text:style-name="T13">do text</text:span></text:p><text:p text:style-name="P16"><text:span text:style-name="T13">from xhtml(elt.Description())</text:span></text:p></office:annotation>Description</text:p>
          </table:table-cell>
        </table:table-row>
      </table:table>
      <text:p text:style-name="P1"/>
      <text:p text:style-name="P3"/>
      <text:p text:style-name="P4">Divers : Le bien :</text:p>
      <text:p text:style-name="P1"/>
      <text:list text:style-name="L3" xml:id="list1126816974">
        <text:list-item>
          <text:p text:style-name="P13">Le bien en cause :</text:p>
        </text:list-item>
      </text:list>
      <table:table table:name="Tableau2" table:style-name="Tableau2">
        <table:table-column table:style-name="Tableau2.A"/>
        <table:table-column table:style-name="Tableau2.B"/>
        <text:soft-page-break/>
        <table:table-row>
          <table:table-cell office:value-type="string" table:style-name="Tableau2.A1">
            <text:list text:style-name="L4" xml:id="list926061192">
              <text:list-item>
                <text:p text:style-name="P15"><office:annotation><dc:creator>Gauthier Bastien</dc:creator><dc:date>2011-01-03T12:18:15</dc:date><text:p text:style-name="P16"><text:span text:style-name="T12">do row for elt in self.getSpecificFeaturesForTemplate(where=['township'])</text:span></text:p></office:annotation></text:p>
              </text:list-item>
            </text:list>
          </table:table-cell>
          <table:table-cell office:value-type="string" table:style-name="Tableau2.A1">
            <text:p text:style-name="P9"><office:annotation><dc:creator>Gauthier Bastien</dc:creator><dc:date>2011-01-03T12:39:14</dc:date><text:p text:style-name="P16"><text:span text:style-name="T10">do text</text:span></text:p><text:p text:style-name="P16"><text:span text:style-name="T10">from xhtml(elt)</text:span></text:p></office:annotation>elt.Description</text:p>
          </table:table-cell>
        </table:table-row>
      </table:table>
      <text:p text:style-name="P1"/>
      <text:p text:style-name="P1">(1) Biffer ou effacer les mentions inutiles.</text:p>
      <text:p text:style-name="P1"/>
      <text:p text:style-name="P11">Observations</text:p>
      <text:p text:style-name="P1"><text:s/></text:p>
      <text:p text:style-name="P1">1. Les <text:s/>informations et prescriptions contenues dans le présent certificat d'urbanisme ne restent valables que pour autant que la situation de droit ou de fait du bien en cause ne soit pas modifiée.</text:p>
      <text:p text:style-name="P1">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P1"/>
      <text:p text:style-name="P1"/>
      <text:p text:style-name="P1"><office:annotation><dc:creator>Gauthier Bastien</dc:creator><dc:date>2011-02-21T09:23:46</dc:date><text:p text:style-name="P16"><text:span text:style-name="T11">do text if not len(self.getNotaryContact()) &gt; 1</text:span></text:p></office:annotation>Demeurant à votre disposition, nous vous prions d'agréer, <text:text-input text:description="Notaire-Titre">self.getValueForTemplate('personTitle', obj=self.getNotaryContact()[0])</text:text-input>, nos salutations distinguées.</text:p>
      <text:p text:style-name="P1"><office:annotation><dc:creator>Gauthier Bastien</dc:creator><dc:date>2011-02-21T09:23:46</dc:date><text:p text:style-name="P16"><text:span text:style-name="T11">do text if len(self.getNotaryContact()) &gt; 1</text:span></text:p></office:annotation>Demeurant à votre disposition, nous vous prions d'agréer, <text:span text:style-name="T1">&lt;%Titre%&gt;</text:span>, nos salutations distinguées.</text:p>
      <text:p text:style-name="P1"/>
      <text:p text:style-name="P1"/>
      <text:p text:style-name="P1"><text:span text:style-name="T3"><office:annotation><dc:creator>sde </dc:creator><dc:date>2011-07-27T10:02:32</dc:date><text:p text:style-name="P16"><text:span text:style-name="T10">do text</text:span></text:p><text:p text:style-name="P16"><text:span text:style-name="T11">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0:16.453513247</dc:date>
    <meta:editing-duration>PT13H48M16S</meta:editing-duration>
    <meta:editing-cycles>81</meta:editing-cycles>
    <meta:generator>LibreOffice/6.4.6.2$Linux_X86_64 LibreOffice_project/40$Build-2</meta:generator>
    <meta:document-statistic meta:table-count="4" meta:image-count="0" meta:object-count="0" meta:page-count="2" meta:paragraph-count="35" meta:word-count="337" meta:character-count="2560" meta:non-whitespace-character-count="2290"/>
  </office:meta>
</office:document-meta>
</file>